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Sans Condensed" svg:font-family="'Noto Sans Condensed'"/>
    <style:font-face style:name="Noto Sans" svg:font-family="'Noto Sans', Verdan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bb6b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10%" fo:text-indent="0in" style:auto-text-indent="false" fo:padding="0in" fo:border="none"/>
      <style:text-properties fo:color="#666666" loext:opacity="100%" style:font-name="Noto Sans Condensed" fo:font-size="8.25pt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110%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inherit" fo:font-size="8.25pt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.052in" fo:margin-bottom="0.052in" style:contextual-spacing="false" fo:text-indent="0in" style:auto-text-indent="false" fo:padding="0in" fo:border="none"/>
      <style:text-properties style:font-name="inherit" fo:font-size="8.25pt" fo:background-color="#f9f9f9" loext:padding="0.0193in" loext:border="0.06pt solid #dddddd"/>
    </style:style>
    <style:style style:name="P12" style:family="paragraph" style:parent-style-name="Text_20_body" style:list-style-name="L2">
      <style:paragraph-properties fo:margin-left="0in" fo:margin-right="0in" fo:margin-top="0.052in" fo:margin-bottom="0.052in" style:contextual-spacing="false" fo:text-indent="0in" style:auto-text-indent="false" fo:padding="0in" fo:border="none"/>
      <style:text-properties style:font-name="inherit" fo:font-size="8.25pt" fo:background-color="#f9f9f9" loext:padding="0.0193in" loext:border="0.06pt solid #dddddd"/>
    </style:style>
    <style:style style:name="P13" style:family="paragraph" style:parent-style-name="Text_20_body" style:list-style-name="L3">
      <style:paragraph-properties fo:margin-left="0in" fo:margin-right="0in" fo:margin-top="0.052in" fo:margin-bottom="0.052in" style:contextual-spacing="false" fo:text-indent="0in" style:auto-text-indent="false" fo:padding="0in" fo:border="none"/>
      <style:text-properties style:font-name="inherit" fo:font-size="8.25pt" fo:background-color="#f9f9f9" loext:padding="0.0193in" loext:border="0.06pt solid #dddddd"/>
    </style:style>
    <style:style style:name="T1" style:family="text">
      <style:text-properties fo:font-variant="normal" fo:text-transform="none" fo:color="#ff0000" loext:opacity="100%" style:font-name="inherit" fo:font-size="8.25pt" fo:font-style="normal" fo:font-weight="bold" loext:padding="0in" loext:border="none"/>
    </style:style>
    <style:style style:name="T2" style:family="text">
      <style:text-properties style:font-name="inherit" fo:font-size="8.25pt"/>
    </style:style>
    <style:style style:name="T3" style:family="text">
      <style:text-properties style:font-name="inherit" fo:font-size="8.25pt" loext:padding="0in" loext:border="none"/>
    </style:style>
    <style:style style:name="T4" style:family="text">
      <style:text-properties style:font-name="inherit" fo:font-size="8.25pt" fo:background-color="#f9f9f9" loext:char-shading-value="0" loext:padding="0.0193in" loext:border="0.06pt solid #dddddd"/>
    </style:style>
    <style:style style:name="T5" style:family="text">
      <style:text-properties style:font-name="inherit" fo:font-size="6.75pt" fo:font-weight="bold" loext:padding="0in" loext:border="none"/>
    </style:style>
    <style:style style:name="T6" style:family="text">
      <style:text-properties style:font-name="inherit" fo:font-size="7.5pt" fo:font-weight="bold" fo:background-color="#f9f9f9" loext:char-shading-value="0" loext:padding="0in" loext:border="none"/>
    </style:style>
    <style:style style:name="T7" style:family="text">
      <style:text-properties fo:color="#666666" loext:opacity="100%" style:font-name="Noto Sans Condensed" fo:font-size="8.25pt"/>
    </style:style>
    <style:style style:name="T8" style:family="text">
      <style:text-properties fo:color="#666666" loext:opacity="100%" style:font-name="Noto Sans" fo:font-size="8.25pt" fo:font-weight="normal"/>
    </style:style>
    <style:style style:name="T9" style:family="text">
      <style:text-properties fo:color="#222222" loext:opacity="100%" style:font-name="inherit" fo:font-size="7.5pt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ôm nay bóc tách sam file</text:p>
      <text:p text:style-name="Standard"/>
      <text:p text:style-name="Standard">+ Với pair end mapping bằng bwa mem thì sẽ vẫn cho ra 1 output file, nhưng trong đó chứa thông tin alignment của mỗi paired sequences </text:p>
      <text:p text:style-name="Standard">+ Có thể dùng lệnh cat samfile | cut -f1 | sort | uniq | wc -l để check --&gt; thì thấy bằng số read ban đầu --&gt; chứng tỏ tất cả các read đều được map hoặc unmap</text:p>
      <text:p text:style-name="Standard">+ samtools view -f 4 samfile | wc -l --&gt; cho ra số dòng unmap</text:p>
      <text:p text:style-name="P1">+ Tương tự amtools view -F 4 samfile | wc -l --&gt; cho ra số dòng map, tuy nhiên số này có thể nhiều hơn số read, chứng tỏ các read được map đến 0--&gt;n lần, n&gt;1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Sans Condensed" svg:font-family="'Noto Sans Condensed'"/>
    <style:font-face style:name="Noto Sans" svg:font-family="'Noto Sans', Verdana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4:42:07.642327770</meta:creation-date>
    <meta:generator>LibreOffice/7.1.7.2$Linux_X86_64 LibreOffice_project/10$Build-2</meta:generator>
    <dc:date>2021-12-07T14:57:11.476822429</dc:date>
    <meta:editing-duration>PT15M1S</meta:editing-duration>
    <meta:editing-cycles>5</meta:editing-cycles>
    <meta:document-statistic meta:table-count="0" meta:image-count="0" meta:object-count="0" meta:page-count="1" meta:paragraph-count="5" meta:word-count="129" meta:character-count="535" meta:non-whitespace-character-count="415"/>
  </office:meta>
</office:document-meta>
</file>